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132" calcext:value-type="float">
            <text:p>86.7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4864" calcext:value-type="float">
            <text:p>87.6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8336" calcext:value-type="float">
            <text:p>86.5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2020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4288" calcext:value-type="float">
            <text:p>86.1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6984" calcext:value-type="float">
            <text:p>85.5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9384" calcext:value-type="float">
            <text:p>85.7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2016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936" calcext:value-type="float">
            <text:p>84.4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201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201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201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201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0496" calcext:value-type="float">
            <text:p>84.7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2688" calcext:value-type="float">
            <text:p>84.7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8824" calcext:value-type="float">
            <text:p>85.0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5904" calcext:value-type="float">
            <text:p>84.5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684" calcext:value-type="float">
            <text:p>85.2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7072" calcext:value-type="float">
            <text:p>84.7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6824" calcext:value-type="float">
            <text:p>84.3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6072" calcext:value-type="float">
            <text:p>84.3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7784" calcext:value-type="float">
            <text:p>84.3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3736" calcext:value-type="float">
            <text:p>83.9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4176" calcext:value-type="float">
            <text:p>83.7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8368" calcext:value-type="float">
            <text:p>84.4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3072" calcext:value-type="float">
            <text:p>83.2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37704" calcext:value-type="float">
            <text:p>83.7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0648" calcext:value-type="float">
            <text:p>83.6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8248" calcext:value-type="float">
            <text:p>83.5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612" calcext:value-type="float">
            <text:p>83.2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6056" calcext:value-type="float">
            <text:p>83.5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9" calcext:value-type="float">
            <text:p>83.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7832" calcext:value-type="float">
            <text:p>83.2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3013</text:p>
          </table:table-cell>
          <table:table-cell office:value-type="string" calcext:value-type="string">
            <text:p>4N 36W 6D:50324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12" calcext:value-type="float">
            <text:p>85.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